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612c" officeooo:paragraph-rsid="0013612c"/>
    </style:style>
    <style:style style:name="P2" style:family="paragraph" style:parent-style-name="Standard">
      <style:text-properties officeooo:rsid="00154bbb" officeooo:paragraph-rsid="00154bbb"/>
    </style:style>
    <style:style style:name="P3" style:family="paragraph" style:parent-style-name="Standard">
      <style:text-properties officeooo:rsid="001588fe" officeooo:paragraph-rsid="001588fe"/>
    </style:style>
    <style:style style:name="P4" style:family="paragraph" style:parent-style-name="Standard">
      <style:text-properties officeooo:rsid="00172d33" officeooo:paragraph-rsid="00172d33"/>
    </style:style>
    <style:style style:name="P5" style:family="paragraph" style:parent-style-name="Standard">
      <style:text-properties officeooo:rsid="00194299" officeooo:paragraph-rsid="00194299"/>
    </style:style>
    <style:style style:name="P6" style:family="paragraph" style:parent-style-name="Standard">
      <style:text-properties officeooo:rsid="001a0176" officeooo:paragraph-rsid="001a0176"/>
    </style:style>
    <style:style style:name="P7" style:family="paragraph" style:parent-style-name="Standard">
      <style:text-properties officeooo:rsid="001c7a57" officeooo:paragraph-rsid="001c7a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1</text:p>
      <text:p text:style-name="P1"/>
      <text:p text:style-name="P1">stateMachine_3.txt </text:p>
      <text:p text:style-name="P1">stateMachine_4.txt </text:p>
      <text:p text:style-name="P1"/>
      <text:p text:style-name="P1">--------------------------------------------------------------- </text:p>
      <text:p text:style-name="P1">Number of states in intersection automata 8 </text:p>
      <text:p text:style-name="P1">---Time taken for product construction 0.00041985511779785156 seconds --- </text:p>
      <text:p text:style-name="P1">number of states in the cycle 6 </text:p>
      <text:p text:style-name="P1">Is the language of this NBA empty ?? : NO </text:p>
      <text:p text:style-name="P1">---Time taken for cycle construction 0.0008282661437988281 seconds --- </text:p>
      <text:p text:style-name="P1">--- Total Time taken for schedulability analisys 0.0019278526306152344 seconds --- </text:p>
      <text:p text:style-name="P1"/>
      <text:p text:style-name="P1"/>
      <text:p text:style-name="P2">case :</text:p>
      <text:p text:style-name="P2"/>
      <text:p text:style-name="P2">stateMachine_A_5.txt </text:p>
      <text:p text:style-name="P2">stateMachine_B_4.txt </text:p>
      <text:p text:style-name="P2"/>
      <text:p text:style-name="P2">--------------------------------------------------------------- </text:p>
      <text:p text:style-name="P2">Number of states in intersection automata 33 </text:p>
      <text:p text:style-name="P2">---Time taken for product construction 0.0002903938293457031 seconds --- </text:p>
      <text:p text:style-name="P2">number of states in the cycle 12 </text:p>
      <text:p text:style-name="P2">Is the language of this NBA empty ?? : NO </text:p>
      <text:p text:style-name="P2">---Time taken for cycle construction 0.0004291534423828125 seconds --- </text:p>
      <text:p text:style-name="P2">--- Total Time taken for schedulability analisys 0.0010600090026855469 seconds --- </text:p>
      <text:p text:style-name="P2"/>
      <text:p text:style-name="P2"/>
      <text:p text:style-name="P3">case3</text:p>
      <text:p text:style-name="P3"/>
      <text:p text:style-name="P3"/>
      <text:p text:style-name="P3">stateMachine_2.txt </text:p>
      <text:p text:style-name="P3">stateMachine_1.txt </text:p>
      <text:p text:style-name="P3">stateMachine_5_r.txt </text:p>
      <text:p text:style-name="P3"/>
      <text:p text:style-name="P3">--------------------------------------------------------------- </text:p>
      <text:p text:style-name="P3">Number of states in intersection automata 74 </text:p>
      <text:p text:style-name="P3">---Time taken for product construction 0.003901243209838867 seconds --- </text:p>
      <text:p text:style-name="P3">number of states in the cycle 15 </text:p>
      <text:p text:style-name="P3">Is the language of this NBA empty ?? : NO </text:p>
      <text:p text:style-name="P3">---Time taken for cycle construction 0.0018565654754638672 seconds --- </text:p>
      <text:p text:style-name="P3">--- Total Time taken for schedulability analisys 0.008127450942993164 seconds --- </text:p>
      <text:p text:style-name="P3"/>
      <text:p text:style-name="P3">case4</text:p>
      <text:p text:style-name="P3">stateMachine_1.txt </text:p>
      <text:p text:style-name="P3">stateMachine_A_5.txt </text:p>
      <text:p text:style-name="P3">stateMachine_m_6.txt </text:p>
      <text:p text:style-name="P3"/>
      <text:p text:style-name="P3">--------------------------------------------------------------- </text:p>
      <text:p text:style-name="P3">Number of states in intersection automata 149 </text:p>
      <text:p text:style-name="P3">---Time taken for product construction 0.0027654170989990234 seconds --- </text:p>
      <text:p text:style-name="P3">number of states in the cycle 22 </text:p>
      <text:p text:style-name="P3"><text:soft-page-break/>Is the language of this NBA empty ?? : NO </text:p>
      <text:p text:style-name="P3">---Time taken for cycle construction 0.00390934944152832 seconds --- </text:p>
      <text:p text:style-name="P3">--- Total Time taken for schedulability analisys 0.012538433074951172 seconds --- </text:p>
      <text:p text:style-name="P3"/>
      <text:p text:style-name="P3"/>
      <text:p text:style-name="P3"/>
      <text:p text:style-name="P3">case5</text:p>
      <text:p text:style-name="P3">stateMachine_1.txt </text:p>
      <text:p text:style-name="P3">stateMachine_2.txt </text:p>
      <text:p text:style-name="P3">stateMachine_5_r.txt </text:p>
      <text:p text:style-name="P3">stateMachine_A_5.txt </text:p>
      <text:p text:style-name="P3">stateMachine_B_4.txt </text:p>
      <text:p text:style-name="P3"/>
      <text:p text:style-name="P3">--------------------------------------------------------------- </text:p>
      <text:p text:style-name="P3">Number of states in intersection automata 354 </text:p>
      <text:p text:style-name="P3">---Time taken for product construction 0.0900723934173584 seconds --- </text:p>
      <text:p text:style-name="P3">number of states in the cycle 33 </text:p>
      <text:p text:style-name="P3">Is the language of this NBA empty ?? : NO </text:p>
      <text:p text:style-name="P3">---Time taken for cycle construction 0.18986201286315918 seconds --- </text:p>
      <text:p text:style-name="P3">--- Total Time taken for schedulability analisys 0.3090193271636963 seconds ---</text:p>
      <text:p text:style-name="P3"/>
      <text:p text:style-name="P3">case6</text:p>
      <text:p text:style-name="P3">stateMachine_2.txt </text:p>
      <text:p text:style-name="P3">stateMachine_5_r.txt </text:p>
      <text:p text:style-name="P3">stateMachine_A_5.txt </text:p>
      <text:p text:style-name="P3">stateMachine_m_6.txt </text:p>
      <text:p text:style-name="P3">stateMachine_n_8.txt </text:p>
      <text:p text:style-name="P3"/>
      <text:p text:style-name="P3">--------------------------------------------------------------- </text:p>
      <text:p text:style-name="P3">Number of states in intersection automata 1258 </text:p>
      <text:p text:style-name="P3">---Time taken for product construction 0.7024374008178711 seconds --- </text:p>
      <text:p text:style-name="P3">number of states in the cycle 128 </text:p>
      <text:p text:style-name="P3">Is the language of this NBA empty ?? : NO </text:p>
      <text:p text:style-name="P3">---Time taken for cycle construction 1.0293598175048828 seconds --- </text:p>
      <text:p text:style-name="P3">--- Total Time taken for schedulability analisys 1.8339598178863525 seconds --- </text:p>
      <text:p text:style-name="P3"/>
      <text:p text:style-name="P3"/>
      <text:p text:style-name="P3">case 7</text:p>
      <text:p text:style-name="P3"/>
      <text:p text:style-name="P4">stateMachine_1.txt </text:p>
      <text:p text:style-name="P4">stateMachine_2.txt </text:p>
      <text:p text:style-name="P4">stateMachine_3_o.txt </text:p>
      <text:p text:style-name="P4">stateMachine_4_t.txt </text:p>
      <text:p text:style-name="P4">stateMachine_5_r.txt </text:p>
      <text:p text:style-name="P4">stateMachine_A_5.txt </text:p>
      <text:p text:style-name="P4">stateMachine_B_4.txt </text:p>
      <text:p text:style-name="P4">stateMachine_n_8.txt </text:p>
      <text:p text:style-name="P4"/>
      <text:p text:style-name="P4">--------------------------------------------------------------- </text:p>
      <text:p text:style-name="P4">Number of states in intersection automata 1876 </text:p>
      <text:p text:style-name="P4">---Time taken for product construction 69.50649166107178 seconds --- </text:p>
      <text:p text:style-name="P4">number of states in the cycle 302 </text:p>
      <text:p text:style-name="P4"><text:soft-page-break/>Is the language of this NBA empty ?? : NO </text:p>
      <text:p text:style-name="P4">---Time taken for cycle construction 128.44557547569275 seconds --- </text:p>
      <text:p text:style-name="P4">--- Total Time taken for schedulability analisys 201.55554270744324 seconds</text:p>
      <text:p text:style-name="P4"/>
      <text:p text:style-name="P4"/>
      <text:p text:style-name="P5">case: </text:p>
      <text:p text:style-name="P5"/>
      <text:p text:style-name="P5">stateMachine_4_t.txt</text:p>
      <text:p text:style-name="P5">stateMachine_4_t_1.txt</text:p>
      <text:p text:style-name="P5">stateMachine_4_t_2.txt</text:p>
      <text:p text:style-name="P5">stateMachine_4_t_3.txt</text:p>
      <text:p text:style-name="P5">stateMachine_4_t_4.txt</text:p>
      <text:p text:style-name="P5">stateMachine_4_t_5.txt</text:p>
      <text:p text:style-name="P5">stateMachine_4_t_6.txt</text:p>
      <text:p text:style-name="P5">stateMachine_4_t_7.txt</text:p>
      <text:p text:style-name="P5">stateMachine_4_t_8.txt</text:p>
      <text:p text:style-name="P5">stateMachine_4_t_9.txt</text:p>
      <text:p text:style-name="P5">stateMachine_4_t_10.txt</text:p>
      <text:p text:style-name="P5">stateMachine_4_t_11.txt</text:p>
      <text:p text:style-name="P5"/>
      <text:p text:style-name="P5"/>
      <text:p text:style-name="P5">no.of statemachines 12</text:p>
      <text:p text:style-name="P5"/>
      <text:p text:style-name="P5">---------------------------------------------------------------</text:p>
      <text:p text:style-name="P5">Number of states in intersection automata 27</text:p>
      <text:p text:style-name="P5">---Time taken for product construction 12.030007362365723 seconds ---</text:p>
      <text:p text:style-name="P5">number of states in the cycle 25</text:p>
      <text:p text:style-name="P5">Is the language of this NBA empty ?? : NO</text:p>
      <text:p text:style-name="P5">---Time taken for cycle construction 33.80622863769531 seconds ---</text:p>
      <text:p text:style-name="P5">--- Total Time taken for schedulability analisys 50.07129621505737 seconds ---</text:p>
      <text:p text:style-name="P5"></text:p>
      <text:p text:style-name="P5"/>
      <text:p text:style-name="P6">case:</text:p>
      <text:p text:style-name="P7">stateMachine_4_t.txt</text:p>
      <text:p text:style-name="P7">stateMachine_4_t_1.txt</text:p>
      <text:p text:style-name="P7">stateMachine_4_t_2.txt</text:p>
      <text:p text:style-name="P7">stateMachine_4_t_3.txt</text:p>
      <text:p text:style-name="P7">stateMachine_4_t_4.txt</text:p>
      <text:p text:style-name="P7">stateMachine_4_t_5.txt</text:p>
      <text:p text:style-name="P7">stateMachine_4_t_6.txt</text:p>
      <text:p text:style-name="P7">stateMachine_4_t_7.txt</text:p>
      <text:p text:style-name="P7">stateMachine_4_t_8.txt</text:p>
      <text:p text:style-name="P7">stateMachine_4_t_9.txt</text:p>
      <text:p text:style-name="P7">stateMachine_4_t_10.txt</text:p>
      <text:p text:style-name="P7">stateMachine_4_t_11.txt</text:p>
      <text:p text:style-name="P7">stateMachine_4_t_12.txt</text:p>
      <text:p text:style-name="P7"/>
      <text:p text:style-name="P7">no. of statemachine 13</text:p>
      <text:p text:style-name="P7"></text:p>
      <text:p text:style-name="P7">---------------------------------------------------------------</text:p>
      <text:p text:style-name="P7">Number of states in intersection automata 29</text:p>
      <text:p text:style-name="P7">---Time taken for product construction 39.879369497299194 seconds ---</text:p>
      <text:p text:style-name="P7"><text:soft-page-break/>number of states in the cycle 27</text:p>
      <text:p text:style-name="P7">Is the language of this NBA empty ?? : NO</text:p>
      <text:p text:style-name="P7">---Time taken for cycle construction 114.24441432952881 seconds ---</text:p>
      <text:p text:style-name="P7">--- Total Time taken for schedulability analisys 167.47140979766846 seconds ---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5T17:28:09.920401997</meta:creation-date>
    <dc:date>2017-08-05T20:22:55.187205143</dc:date>
    <meta:editing-duration>PT2H31M3S</meta:editing-duration>
    <meta:editing-cycles>6</meta:editing-cycles>
    <meta:generator>LibreOffice/4.2.4.2$Linux_X86_64 LibreOffice_project/420m0$Build-2</meta:generator>
    <meta:document-statistic meta:table-count="0" meta:image-count="0" meta:object-count="0" meta:page-count="4" meta:paragraph-count="129" meta:word-count="548" meta:character-count="4886" meta:non-whitespace-character-count="4367"/>
  </office:meta>
</office:document-meta>
</file>